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4cc" officeooo:paragraph-rsid="000e74cc"/>
    </style:style>
    <style:style style:name="P2" style:family="paragraph" style:parent-style-name="Standard">
      <style:text-properties officeooo:rsid="000d2fa6" officeooo:paragraph-rsid="00130aee"/>
    </style:style>
    <style:style style:name="P3" style:family="paragraph" style:parent-style-name="Standard">
      <style:text-properties officeooo:rsid="00130aee" officeooo:paragraph-rsid="00130aee"/>
    </style:style>
    <style:style style:name="P4" style:family="paragraph" style:parent-style-name="Title">
      <style:text-properties officeooo:rsid="00130aee" officeooo:paragraph-rsid="00130aee"/>
    </style:style>
    <style:style style:name="P5" style:family="paragraph" style:parent-style-name="Standard">
      <style:text-properties officeooo:rsid="00120774" officeooo:paragraph-rsid="00130aee"/>
    </style:style>
    <style:style style:name="P6" style:family="paragraph" style:parent-style-name="Standard">
      <style:text-properties officeooo:rsid="0013df07" officeooo:paragraph-rsid="0013df07"/>
    </style:style>
    <style:style style:name="P7" style:family="paragraph" style:parent-style-name="Standard">
      <style:text-properties officeooo:rsid="00130aee" officeooo:paragraph-rsid="00130aee"/>
    </style:style>
    <style:style style:name="P8" style:family="paragraph" style:parent-style-name="Standard">
      <style:text-properties officeooo:rsid="00153b5c" officeooo:paragraph-rsid="0016e475"/>
    </style:style>
    <style:style style:name="P9" style:family="paragraph" style:parent-style-name="Standard">
      <style:text-properties officeooo:paragraph-rsid="0016e475"/>
    </style:style>
    <style:style style:name="T1" style:family="text">
      <style:text-properties officeooo:rsid="00100ad7"/>
    </style:style>
    <style:style style:name="T2" style:family="text">
      <style:text-properties officeooo:rsid="00130aee"/>
    </style:style>
    <style:style style:name="T3" style:family="text">
      <style:text-properties officeooo:rsid="0013d63e"/>
    </style:style>
    <style:style style:name="T4" style:family="text">
      <style:text-properties officeooo:rsid="001518cb"/>
    </style:style>
    <style:style style:name="T5" style:family="text">
      <style:text-properties officeooo:rsid="00153b5c"/>
    </style:style>
    <style:style style:name="T6" style:family="text">
      <style:text-properties officeooo:rsid="0016e475"/>
    </style:style>
    <style:style style:name="T7" style:family="text">
      <style:text-properties fo:font-variant="normal" fo:text-transform="none" fo:color="#222222" style:font-name="arial" fo:font-size="22.5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22.5pt" fo:letter-spacing="normal" fo:font-style="normal" fo:font-weight="normal" officeooo:rsid="0016e475"/>
    </style:style>
    <style:style style:name="T9" style:family="text">
      <style:text-properties fo:font-variant="normal" fo:text-transform="none" fo:color="#222222" style:font-name="arial" fo:font-size="22.5pt" fo:letter-spacing="normal" fo:font-style="normal" fo:font-weight="normal" officeooo:rsid="0013d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ercizio3</text:p>
      <text:p text:style-name="P6">il tempo di acquisizione e caricamento nella hashmap dei dati contenuti nel .csv è di 1.428s</text:p>
      <text:p text:style-name="P6">rispetto al tempo notevolmente minore di salvataggio dei dati nell’array ordinato 0.718s</text:p>
      <text:p text:style-name="P6">Ciò è dovuto all’implementazione di una variante del counting sort per ordinare l’array.</text:p>
      <text:p text:style-name="P6">Per quanto la procedura di inserimento nella hashmap sia rapida, l’inserimento nell’array richiede molte meno operazioni.</text:p>
      <text:p text:style-name="P6"/>
      <text:p text:style-name="P5">Il seed per generare i numeri casuali è 3959, seed ottenuto casualmente da una stringa inserita da me, in modo da ottenere le stesse keys.</text:p>
      <text:p text:style-name="P2"><text:span text:style-name="T2">I tempi per </text:span><text:s/><text:span text:style-name="T2">il recupero dei valori associati alla keys sono i seguenti:</text:span></text:p>
      <text:p text:style-name="P1"><text:span text:style-name="T2">H</text:span>ashmap: 1.12<text:span text:style-name="T1">2s</text:span></text:p>
      <text:p text:style-name="P1">Array: 5.13<text:span text:style-name="T1">4s</text:span></text:p>
      <text:p text:style-name="P3">Si può notare che il tempo di esecuzione è <text:span text:style-name="T4">decisamente</text:span> minore per l’HashMap rispetto al vettore.</text:p>
      <text:p text:style-name="P3">Ciò è dovuto a come ho im<text:span text:style-name="T3">ple</text:span>mentato la struttura dati: avendo impostato la dimensione dalla struttura <text:span text:style-name="T5">pari</text:span> al numero di entry <text:span text:style-name="T3">e non essendoci chiavi duplicate fra le coppie di dati fornite in input il numero di collisioni è minimo, ed essendo la hashamp implementata tramite concatenazione è sufficiente scorrere una lista per identificare la chiave cercata.</text:span></text:p>
      <text:p text:style-name="P8">Il metodo della concatenazione permette di avere tempi di esecuzione ottimi anche quando la dimensione della hashmap è minima, infatti, a differenza di un’ ispezione quadratica o un doppio hashing, il fatto che la hashmap sia molto popolata influisce meno sul<text:span text:style-name="T6">l</text:span>’ <text:span text:style-name="T6">efficienza in una lista doppiamente concatenata.</text:span></text:p>
      <text:p text:style-name="P8">Un ottimo modo per ottimizzare ancora le prestazioni sarebbe quello <text:span text:style-name="T6">di aumentare le dimensioni della struttura dati, ma ho preferito cercare un compromesso fra prestazioni e consumo di memoria.</text:span></text:p>
      <text:p text:style-name="P9"><text:span text:style-name="T6">Con seed 3959 il numero di chiavi recuperate con successo è: 6320340, in linea con quanto ipotizzato teoric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8:32:09.307574517</meta:creation-date>
    <meta:generator>LibreOffice/6.1.6.3$Linux_X86_64 LibreOffice_project/10$Build-3</meta:generator>
    <dc:date>2020-04-09T09:08:52.467472560</dc:date>
    <meta:editing-duration>PT26M41S</meta:editing-duration>
    <meta:editing-cycles>6</meta:editing-cycles>
    <meta:document-statistic meta:table-count="0" meta:image-count="0" meta:object-count="0" meta:page-count="1" meta:paragraph-count="14" meta:word-count="267" meta:character-count="1708" meta:non-whitespace-character-count="1454"/>
  </office:meta>
</office:document-meta>
</file>